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Impress Guide</text:user-defined></text:p>
      <text:p text:style-name="P12"><text:line-break/>Předmluva</text:p>
      <text:p text:style-name="P34">Prezentace v LibreOffice</text:p>
      <text:h text:style-name="P40"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42" text:outline-level="2"><text:bookmark-start text:name="__RefHeading___Toc9391_2258703818"/>Přispěvatelé<text:bookmark-end text:name="__RefHeading___Toc9391_2258703818"/></text:h>
      <text:p text:style-name="P10"><text:bookmark-start text:name="__RefHeading___Toc1847_1473846649"/>To this edition of the <text:user-defined style:data-style-name="N0" text:name="Guide Name">Impress Guide</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To previous editions of the <text:user-defined style:data-style-name="N0" text:name="Guide Name">Impress Guide</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Poznámka</text:p>
        </text:list-item>
      </text:list>
      <text:p text:style-name="P13">Vše, co do e-mailové konference pošlete, včetně e-mailové adresy a dalších osobních informací uvedených ve zprávě, bude veřejně viditelné bez možnosti smazání.</text:p>
      <text:h text:style-name="P43" text:outline-level="2"><text:bookmark-start text:name="__RefHeading__5644_1566568644"/>Datum vydání a verze programu<text:bookmark-end text:name="__RefHeading__5644_1566568644"/></text:h>
      <text:p text:style-name="P10">Published <text:date style:data-style-name="N34" text:date-value="2021-01-10T09:04:46.425414704">January</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5636_1566568644" text:style-name="Index_20_Link" text:visited-style-name="Index_20_Link">Autorská práva<text:tab/>2</text:a></text:p>
          <text:p text:style-name="P22"><text:a xlink:type="simple" xlink:href="#__RefHeading___Toc9391_2258703818"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5"><text:a xlink:type="simple" xlink:href="#__RefHeading___Toc31031_683246203" text:style-name="Index_20_Link" text:visited-style-name="Index_20_Link">Who is this user guide for?<text:tab/>4</text:a></text:p>
          <text:p text:style-name="P25"><text:a xlink:type="simple" xlink:href="#__RefHeading__6749_1241987491" text:style-name="Index_20_Link" text:visited-style-name="Index_20_Link">What’s in this user guid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5</text:a></text:p>
          <text:p text:style-name="P25"><text:a xlink:type="simple" xlink:href="#__RefHeading__6751_1241987491" text:style-name="Index_20_Link" text:visited-style-name="Index_20_Link">Kde získat pomoc<text:tab/>5</text:a></text:p>
          <text:p text:style-name="P22"><text:a xlink:type="simple" xlink:href="#__RefHeading__22027_697337876" text:style-name="Index_20_Link" text:visited-style-name="Index_20_Link">Systém nápovědy<text:tab/>5</text:a></text:p>
          <text:p text:style-name="P22"><text:a xlink:type="simple" xlink:href="#__RefHeading__22029_697337876" text:style-name="Index_20_Link" text:visited-style-name="Index_20_Link">Další volně dostupná podpora na internetu<text:tab/>6</text:a></text:p>
          <text:p text:style-name="P22"><text:a xlink:type="simple" xlink:href="#__RefHeading___Toc7835_3166819843" text:style-name="Index_20_Link" text:visited-style-name="Index_20_Link">Placená podpora a školení<text:tab/>6</text:a></text:p>
          <text:p text:style-name="P25"><text:a xlink:type="simple" xlink:href="#__RefHeading___Toc1107_1242887009" text:style-name="Index_20_Link" text:visited-style-name="Index_20_Link">Možné vzhledové odchylky<text:tab/>6</text:a></text:p>
          <text:p text:style-name="P22"><text:a xlink:type="simple" xlink:href="#__RefHeading__11257_2075352164" text:style-name="Index_20_Link" text:visited-style-name="Index_20_Link">Ilustrace<text:tab/>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Používání LibreOffice na systému macOS<text:tab/>7</text:a></text:p>
          <text:p text:style-name="P25"><text:a xlink:type="simple" xlink:href="#__RefHeading___Toc9393_2258703818" text:style-name="Index_20_Link" text:visited-style-name="Index_20_Link">Who wrote this user guide?<text:tab/>8</text:a></text:p>
          <text:p text:style-name="P25"><text:a xlink:type="simple" xlink:href="#__RefHeading__11261_2075352164" text:style-name="Index_20_Link" text:visited-style-name="Index_20_Link">Často kladené otázky<text:tab/>8</text:a></text:p>
          <text:p text:style-name="P25"><text:a xlink:type="simple" xlink:href="#__RefHeading___Toc7492_2174742657" text:style-name="Index_20_Link" text:visited-style-name="Index_20_Link">What is new in LibreOffice 7.0?<text:tab/>9</text:a></text:p>
        </text:index-body>
      </text:table-of-content>
      <text:p text:style-name="Page_20_Break"/>
      <text:h text:style-name="P41" text:outline-level="1"><text:bookmark-start text:name="__RefHeading___Toc31031_683246203"/>Who is this user guide for?<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is the presentations application. It is compatible with a wide range of formats including Microsoft PowerPoint (.ppt, .pptx), and you can export your work in several formats, for example PDF, HTML, Adobe Flash, and numerous graphic formats.</text:p>
      <text:p text:style-name="P10">You may be new to presentation software, or you may be familiar with another office suite. This user guide will get anyone up to speed quickly with LibreOffice Impress.</text:p>
      <text:h text:style-name="P37" text:outline-level="1"><text:bookmark-start text:name="__RefHeading__6749_1241987491"/>What’s in this user guide?<text:bookmark-end text:name="__RefHeading__6749_1241987491"/></text:h>
      <text:p text:style-name="P10">This user guide introduces the main features of Impress, the presentations (slide show) component of LibreOffice. Using Impress, you can create slides that contain text, bulleted and numbered lists, tables, charts, clip art, and other objects. Also, Impress comes with prepackaged styles, slide backgrounds, and templates to help you create presentations. </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sions of LibreOffice for Windows, Linux, and macOS is freely available and can be downloaded from <text:a xlink:type="simple" xlink:href="https://www.libreoffice.org/download" text:style-name="Internet_20_link" text:visited-style-name="Visited_20_Internet_20_Link">https://www.libreoffice.org/download</text:a>. Uživatelé Linuxu pravděpodobně naleznou kancelářský balík LibreOffice jako součást mnoha nejnovějších distribucí.</text:p>
      <text:p text:style-name="P7">Portable a další verze LibreOffice jsou k dispozici na stránce pro stahování. Linux, Vanilla, and other versions may differ in a few features from the descriptions in this user guid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To change settings, go to <text:span text:style-name="Strong_20_Emphasis">Tools &gt; Options</text:span> on the main menu bar (<text:span text:style-name="Strong_20_Emphasis">LibreOffice &gt; Preferences</text:span> on macOS). Settings are described in the Help and in Chapter 2 Setting up LibreOffice in the <text:span text:style-name="Emphasis">Getting Started Guide</text:span>.</text:p>
      <text:p text:style-name="P10">Some settings of particular interest to Impress users are covered in Chapter 11 Setting Up and Customizing Impress. In this chapter you will find information on how to customize menus, toolbars, and keyboard shortcuts in LibreOffice Impress, add new menus and toolbars, and assign macros to events.</text:p>
      <text:list xml:id="list221928067" text:style-name="Heading_20_Tip">
        <text:list-item>
          <text:p text:style-name="P50">Tip</text:p>
        </text:list-item>
      </text:list>
      <text:p text:style-name="P15">Mnoho nastavení je určeno pro pokročilé uživatele a programátory. If you do not understand what an option does, we recommend leaving it on the default setting unless instructions in this user guide recommend changing the setting.</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11 Setting Up and Customizing Impress for more information on installing extensions and add-ons.</text:p>
      <text:h text:style-name="P37" text:outline-level="1"><text:bookmark-start text:name="__RefHeading__6751_1241987491"/>Kde získat pomoc<text:bookmark-end text:name="__RefHeading__6751_1241987491"/></text:h>
      <text:p text:style-name="P10">This user guide and other LibreOffice user guides, the built-in Help system, and user support systems assume that you are familiar with your computer and basic functions such as starting a program, opening and saving files.</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To display the Help system, press <text:span text:style-name="Keystroke">F1</text:span> or select <text:span text:style-name="Strong_20_Emphasis">Help &gt; LibreOffice Help</text:span> from the Menu bar.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Poznámka</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What's This?</text:span> – for quick tips when a toolbar is visible, place the mouse pointer over any of the icons to see a small box (tooltip) with a brief explanation of the icon function. In addition, you can choose whether to activate <text:span text:style-name="Strong_20_Emphasis">Extended Tips</text:span> using <text:span text:style-name="Strong_20_Emphasis">Tools &gt; Options &gt; LibreOffice &gt; General</text:span>.</text:p>
        </text:list-item>
        <text:list-item>
          <text:p text:style-name="P51"><text:span text:style-name="Strong_20_Emphasis">User Guides</text:span> – <text:span text:style-name="SuperScript">‡</text:span>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uživatelské příručky (ke stažení ve formátu PDF zdarma nebo tištěné kopie ke koupi) a další užitečné informace.</text:p>
        </text:list-item>
        <text:list-item>
          <text:p text:style-name="P51"><text:span text:style-name="Strong_20_Emphasis">Show Tip-of-the-Day</text:span> – opens a small window with a random tip on how to use LibreOffice.</text:p>
        </text:list-item>
        <text:list-item>
          <text:p text:style-name="P5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1"><text:span text:style-name="Strong_20_Emphasis">Send Feedback</text:span> – <text:span text:style-name="SuperScript">‡</text:span>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 in Safe Mode</text:span> – opens a dialog window where you will have the option to restart LibreOffice and reset the software to its default settings.</text:p>
        </text:list-item>
        <text:list-item>
          <text:p text:style-name="P51"><text:span text:style-name="Strong_20_Emphasis">Get Involved</text:span> – <text:span text:style-name="SuperScript">‡</text:span>opens your default browser at the Get Involved page of the LibreOffice website, <text:a xlink:type="simple" xlink:href="https://www.libreoffice.org/community/get-involved/" text:style-name="Internet_20_link" text:visited-style-name="Visited_20_Internet_20_Link">https://www.libreoffice.org/community/get-involved/</text:a>. Na ní si můžeme vybrat oblast zájmu, v níž pomůžeme program vylepšit.</text:p>
        </text:list-item>
        <text:list-item>
          <text:p text:style-name="P51"><text:span text:style-name="Strong_20_Emphasis">Donate to LibreOffice</text:span> – <text:span text:style-name="SuperScript">‡</text:span>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P52"><text:soft-page-break/><text:span text:style-name="Strong_20_Emphasis">License Information</text:span> – outlines the licenses under which LibreOffice is made available.</text:p>
        </text:list-item>
        <text:list-item>
          <text:p text:style-name="P56"><text:span text:style-name="Strong_20_Emphasis">Zkontrolovat aktualizace… </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his information will often be requested if you ask the community for help or assistance with the software (on macOS, this option is found under <text:span text:style-name="Strong_20_Emphasis">LibreOffice</text:span> on the main menu bar}.</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www.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he <text:soft-page-break/>illustrations in this guide were taken from a variety of computers and operating systems. Proto je možné, že některé prvky v ilustracích nebudou přesně takové, jak je vidíme na svém počítači.</text:p>
      <text:p text:style-name="P10">Also, some of the dialogs may differ because of the settings selected in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Select <text:span text:style-name="Emphasis">Use LibreOffice</text:span> dialogs in <text:span text:style-name="Emphasis">Open/Save dialogs</text:span> to display the LibreOffice dialogs on your computer display.</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The icons in this user guide have been taken from a LibreOffice installation that has been set to display the Colibre (SVG) set of icons.</text:p>
      <text:p text:style-name="P10">To change the icon set used in your LibreOffice installation is as follows:</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On a Mac operating system, go to <text:span text:style-name="Strong_20_Emphasis">LibreOffice &gt; Preferences &gt; LibreOffice &gt; View</text:span> on the main menu bar to open the dialog for view options.</text:p>
        </text:list-item>
        <text:list-item>
          <text:p text:style-name="P54">In <text:span text:style-name="Strong_20_Emphasis">User interface &gt; Icon size</text:span> and style select <text:span text:style-name="Emphasis">Colibre (SVG)</text:span> from the options available in the drop down list.</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Some Linux operating systems, for example Ubuntu, include LibreOffice as part of the installation and may not include the Tango icon set. You should be able to download the Tango icons from the software repository for your Linux operating system.</text:p>
      <text:h text:style-name="P37" text:outline-level="1"><text:bookmark-start text:name="__RefHeading__11174_1241987491"/>Používání LibreOffice na systému macOS<text:bookmark-end text:name="__RefHeading__11174_1241987491"/></text:h>
      <text:p text:style-name="P10">Některé klávesové zkratky a položky nabídek jsou v systému macOS jiné než v systémech Windows a Linux. The table below gives some common substitutions for the instructions in this user guide. Podrobnější seznam se nachází v nápovědě k aplikaci.</text:p>
      <text:p text:style-name="Caption">Table <text:sequence text:ref-name="refTable1" text:name="Table" text:formula="ooow:Table+1" style:num-format="1">2</text:sequence>: Using LibreOffice on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nebo Linux</text:p>
            </table:table-cell>
            <table:table-cell table:style-name="Table3.A1" office:value-type="string">
              <text:p text:style-name="P26">Ekvivalent pro macOS</text:p>
            </table:table-cell>
            <table:table-cell table:style-name="Table3.A1" office:value-type="string">
              <text:p text:style-name="P26">Akce</text:p>
            </table:table-cell>
          </table:table-row>
        </table:table-header-rows>
        <table:table-row table:style-name="Table3.1">
          <table:table-cell table:style-name="Table3.A2" office:value-type="string">
            <text:p text:style-name="P27"><text:span text:style-name="Strong_20_Emphasis">Nástroje &gt; Možnosti…</text:span> <text:line-break/>výběr nabídky</text:p>
          </table:table-cell>
          <table:table-cell table:style-name="Table3.A2" office:value-type="string">
            <text:p text:style-name="P27"><text:span text:style-name="Strong_20_Emphasis">LibreOffice &gt; Předvolby</text:span></text:p>
          </table:table-cell>
          <table:table-cell table:style-name="Table3.A2" office:value-type="string">
            <text:p text:style-name="P27">Otevřou se možnosti nastavení</text:p>
          </table:table-cell>
        </table:table-row>
        <table:table-row table:style-name="Table3.1">
          <table:table-cell table:style-name="Table3.A2" office:value-type="string">
            <text:p text:style-name="P27">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Používá se také s dalšími klávesami</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Who wrote this user guide?<text:bookmark-end text:name="__RefHeading___Toc9393_2258703818"/></text:h>
      <text:p text:style-name="P10">This user guide was written by volunteers from the LibreOffice community.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Read the licenses: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Poznámka</text:p>
        </text:list-item>
      </text:list>
      <text:p text:style-name="P16">Pokud chcete používat funkce LibreOffice, které vyžadují Javu, je důležité, aby se správná 32bitová nebo 64bitová edice shodovala s nainstalovanou verzí LibreOffice. See Chapter 2 Advanced Options of the <text:span text:style-name="Emphasis">Getting Started Guide</text:span>. Pokud nechcet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ay I distribute the PDF of this user guide, or print and sell copies?</text:p>
      <text:p text:style-name="P24">Yes, as long as you meet the requirements of one of the licenses in the copyright statement at the beginning of this user guide. Není k tomu třeba žádné speciální povolení. We request that you share with the project some of the profits you make from sales of user guides, in consideration of all the work we have put into producing them.</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What is new in LibreOffice 7.0?<text:bookmark-end text:name="__RefHeading___Toc7492_2174742657"/></text:h>
      <text:p text:style-name="P10">The LibreOffice 7.0 Release Notes are available at this link <text:a xlink:type="simple" xlink:href="https://wiki.documentfoundation.org/ReleaseNotes/7.0" text:style-name="Internet_20_link" text:visited-style-name="Visited_20_Internet_20_Link"><text:span text:style-name="Internet_20_link">https://wiki.documentfoundation.org/ReleaseNotes/7.0</text:span></text:a>.</text:p>
      <text:p text:style-name="P10">At this link you will also find the release notes for earlier versions of LibreOffice which will give you more information on the features that are included in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is new in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reface</text:title></text:span></text:p>
      </style:footer-left>
      <style:footer-first>
        <text:p text:style-name="Footer"><text:span text:style-name="MT2"><text:page-number text:select-page="current">4</text:page-number></text:span><text:span text:style-name="MT2"><text:s/>| </text:span><text:span text:style-name="MT2"><text:title>Preface</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